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FB5679198DF04F2D.png" manifest:media-type="image/png"/>
  <manifest:file-entry manifest:full-path="Pictures/10000000000001000000010063F2E64F6385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  <style:paragraph-properties style:writing-mode="lr-tb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6.02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02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76cm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.02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  <style:paragraph-properties style:writing-mode="lr-tb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  <style:paragraph-properties style:writing-mode="lr-tb"/>
    </style:style>
    <style:style style:name="gr21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  <style:paragraph-properties style:writing-mode="lr-tb"/>
    </style:style>
    <style:style style:name="gr24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0.95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  <style:paragraph-properties style:writing-mode="lr-tb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41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4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5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3cm"/>
      <style:paragraph-properties style:writing-mode="lr-tb"/>
    </style:style>
    <style:style style:name="gr53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5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6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cm" svg:stroke-color="#000000" draw:fill="none" draw:textarea-vertical-align="middle"/>
    </style:style>
    <style:style style:name="gr59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60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61" style:family="graphic" style:parent-style-name="objectwithoutfill">
      <style:graphic-properties svg:stroke-color="#000000" draw:fill="none" draw:textarea-vertical-align="middle"/>
    </style:style>
    <style:style style:name="gr62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63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4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5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6" style:family="graphic" style:parent-style-name="standard">
      <style:graphic-properties svg:stroke-width="0cm" svg:stroke-color="#000000" draw:fill="none" draw:textarea-vertical-align="middle"/>
    </style:style>
    <style:style style:name="gr6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/>
      <style:paragraph-properties style:writing-mode="lr-tb"/>
    </style:style>
    <style:style style:name="gr6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/>
      <style:paragraph-properties style:writing-mode="lr-tb"/>
    </style:style>
    <style:style style:name="gr6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  <style:paragraph-properties style:writing-mode="lr-tb"/>
    </style:style>
    <style:style style:name="gr7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7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79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  <style:paragraph-properties style:writing-mode="lr-tb"/>
    </style:style>
    <style:style style:name="gr82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85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6" style:family="graphic" style:parent-style-name="standard">
      <style:graphic-properties svg:stroke-color="#000000" draw:fill="none" draw:textarea-vertical-align="middle"/>
    </style:style>
    <style:style style:name="gr87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8" style:family="graphic" style:parent-style-name="standard">
      <style:graphic-properties svg:stroke-color="#000000" draw:fill="none" draw:textarea-vertical-align="middle" draw:auto-grow-height="false" fo:min-height="3.2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0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92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5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gr9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="solid" draw:fill-color="#333333"/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text-properties style:font-name="Courier New1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text-properties style:font-name="Courier New1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99"/>
      <style:text-properties style:font-name="Courier New1" fo:font-size="12pt" fo:font-weight="bold" fo:background-color="transparent" style:font-size-asian="12pt" style:font-weight-asian="bold" style:font-size-complex="1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text-properties style:font-name="Courier New1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hatch" draw:fill-color="#cccccc" draw:fill-hatch-name="Black_20_45_20_Degrees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ffff99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loext:graphic-properties draw:fill="solid" draw:fill-color="#cccccc" draw:opacity="50%"/>
      <style:paragraph-properties fo:text-align="center"/>
    </style:style>
    <style:style style:name="P32" style:family="paragraph">
      <loext:graphic-properties draw:fill="solid" draw:fill-color="#ff6600" draw:opacity="50%"/>
      <style:paragraph-properties fo:text-align="center"/>
    </style:style>
    <style:style style:name="P33" style:family="paragraph">
      <loext:graphic-properties draw:fill="solid" draw:fill-color="#0000ff" draw:opacity="50%"/>
      <style:paragraph-properties fo:text-align="center"/>
    </style:style>
    <style:style style:name="P34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5" style:family="paragraph">
      <loext:graphic-properties draw:fill="solid" draw:fill-color="#ffffff"/>
      <style:paragraph-properties fo:text-align="center"/>
      <style:text-properties fo:font-size="12pt"/>
    </style:style>
    <style:style style:name="P36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text-properties fo:font-size="12pt" style:font-size-asian="8pt" style:font-size-complex="8pt"/>
    </style:style>
    <style:style style:name="P39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0" style:family="paragraph">
      <loext:graphic-properties draw:fill="none"/>
      <style:paragraph-properties fo:text-align="center"/>
      <style:text-properties fo:font-size="12pt"/>
    </style:style>
    <style:style style:name="P41" style:family="paragraph">
      <loext:graphic-properties draw:fill="solid" draw:fill-color="#333333"/>
      <style:paragraph-properties fo:text-align="center"/>
      <style:text-properties fo:font-size="12pt"/>
    </style:style>
    <style:style style:name="P42" style:family="paragraph">
      <loext:graphic-properties draw:fill="none" draw:fill-color="#ffffff"/>
      <style:text-properties style:font-name="Courier New1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loext:graphic-properties draw:fill="none" draw:fill-color="#ffffff"/>
      <style:text-properties style:font-name="Courier New1" fo:font-size="12pt" fo:font-weight="bold" style:font-size-asian="8pt" style:font-weight-asian="bold" style:font-size-complex="8pt" style:font-weight-complex="bold"/>
    </style:style>
    <style:style style:name="P46" style:family="paragraph">
      <loext:graphic-properties draw:fill-color="#b2b2b2"/>
      <style:paragraph-properties fo:text-align="center"/>
    </style:style>
    <style:style style:name="P47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1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1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1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1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 style:font-size-asian="8pt" style:font-size-complex="8pt"/>
    </style:style>
    <style:style style:name="T17" style:family="text">
      <style:text-properties fo:font-size="12pt" fo:font-style="italic" style:font-size-asian="8pt" style:font-style-asian="italic" style:font-size-complex="8pt" style:font-style-complex="italic"/>
    </style:style>
    <style:style style:name="T18" style:family="text">
      <style:text-properties style:font-name="Courier New1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9" style:family="text">
      <style:text-properties fo:font-size="12pt" fo:font-style="normal" style:font-size-asian="8pt" style:font-style-asian="normal" style:font-size-complex="8pt" style:font-style-complex="normal"/>
    </style:style>
    <style:style style:name="T20" style:family="text">
      <style:text-properties style:font-name="Courier New1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custom-shape draw:style-name="gr9" draw:text-style-name="P6" draw:layer="layout" svg:width="6.526cm" svg:height="5cm" svg:x="3.974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6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5.7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0.7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8" draw:layer="layout" svg:width="2.026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23cm" svg:height="1.5cm" svg:x="5.727cm" svg:y="20.7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9" draw:layer="layout" svg:width="0.832cm" svg:height="0.645cm" svg:x="9.65cm" svg:y="18.425cm">
          <draw:text-box>
            <text:p><text:span text:style-name="T5">W</text:span></text:p>
          </draw:text-box>
        </draw:frame>
        <draw:line draw:style-name="gr16" draw:text-style-name="P10" draw:layer="layout" svg:x1="10.4cm" svg:y1="18.25cm" svg:x2="10.4cm" svg:y2="19cm">
          <text:p/>
        </draw:line>
        <draw:custom-shape draw:style-name="gr17" draw:text-style-name="P11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10.35cm" svg:y="19.125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10.351cm" svg:y="18.826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10.351cm" svg:y="23.326cm">
          <draw:text-box>
            <text:p><text:span text:style-name="T5">H</text:span></text:p>
          </draw:text-box>
        </draw:frame>
        <draw:frame draw:style-name="gr20" draw:text-style-name="P9" draw:layer="layout" svg:width="1.154cm" svg:height="0.645cm" svg:x="10.352cm" svg:y="23.605cm">
          <draw:text-box>
            <text:p><text:span text:style-name="T5">H</text:span><text:span text:style-name="T7">+1</text:span></text:p>
          </draw:text-box>
        </draw:frame>
        <draw:line draw:style-name="gr21" draw:text-style-name="P13" draw:layer="layout" svg:x1="4.224cm" svg:y1="24.25cm" svg:x2="5.724cm" svg:y2="24.25cm">
          <text:p/>
        </draw:line>
        <draw:line draw:style-name="gr21" draw:text-style-name="P13" draw:layer="layout" svg:x1="3.724cm" svg:y1="23.75cm" svg:x2="3.724cm" svg:y2="22.25cm">
          <text:p/>
        </draw:line>
        <draw:frame draw:style-name="gr22" draw:text-style-name="P9" draw:layer="layout" svg:width="5.15cm" svg:height="0.645cm" svg:x="2.25cm" svg:y="24.355cm">
          <draw:text-box>
            <text:p><text:span text:style-name="T5">SCL_DEFAULT_WG_SIZE2D</text:span></text:p>
          </draw:text-box>
        </draw:frame>
        <draw:custom-shape draw:style-name="gr11" draw:text-style-name="P7" draw:layer="layout" svg:width="1.5cm" svg:height="1.5cm" svg:x="8.75cm" svg:y="19.25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.984cm" svg:height="0.649cm" svg:x="10.75cm" svg:y="19.851cm">
          <draw:text-box>
            <text:p><text:span text:style-name="T8">buf[][]</text:span></text:p>
          </draw:text-box>
        </draw:frame>
        <draw:line draw:style-name="gr24" draw:text-style-name="P10" draw:layer="layout" svg:x1="10.911cm" svg:y1="20.118cm" svg:x2="7.474cm" svg:y2="20.5cm">
          <text:p/>
        </draw:line>
        <draw:frame draw:style-name="gr25" draw:text-style-name="P3" draw:layer="layout" svg:width="3.25cm" svg:height="3.25cm" svg:x="2.5cm" svg:y="10.25cm">
          <draw:image xlink:href="Pictures/10000000000001000000010063F2E64F6385BF47.png" xlink:type="simple" xlink:show="embed" xlink:actuate="onLoad" loext:mime-type="image/png">
            <text:p/>
          </draw:image>
        </draw:frame>
        <draw:frame draw:style-name="gr25" draw:text-style-name="P3" draw:layer="layout" svg:width="3.25cm" svg:height="3.25cm" svg:x="6.25cm" svg:y="10.25cm">
          <draw:image xlink:href="Pictures/100000000000010000000100FB5679198DF04F2D.png" xlink:type="simple" xlink:show="embed" xlink:actuate="onLoad" loext:mime-type="image/png">
            <text:p/>
          </draw:image>
        </draw:frame>
        <draw:frame draw:style-name="gr25" draw:text-style-name="P3" draw:layer="layout" svg:width="3.25cm" svg:height="3.25cm" svg:x="10cm" svg:y="10.25cm">
          <draw:image xlink:href="Pictures/100000000000010000000100B5202CB50BA8F107.png" xlink:type="simple" xlink:show="embed" xlink:actuate="onLoad" loext:mime-type="image/png">
            <text:p/>
          </draw:image>
        </draw:frame>
        <draw:frame draw:style-name="gr25" draw:text-style-name="P3" draw:layer="layout" svg:width="3.236cm" svg:height="3.236cm" svg:x="13.75cm" svg:y="10.25cm">
          <draw:image xlink:href="Pictures/1000000000000100000001000644C04D0ACA6EF3.png" xlink:type="simple" xlink:show="embed" xlink:actuate="onLoad" loext:mime-type="image/png">
            <text:p/>
          </draw:image>
        </draw:frame>
        <draw:custom-shape draw:style-name="gr26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.23cm" svg:height="0.645cm" svg:x="9.742cm" svg:y="17.71cm">
          <draw:text-box>
            <text:p><text:span text:style-name="T5">W</text:span><text:span text:style-name="T7">+1</text:span></text:p>
          </draw:text-box>
        </draw:frame>
        <draw:custom-shape draw:style-name="gr28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1.5cm" svg:height="8.5cm" svg:x="1.5cm" svg:y="17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5.074cm" svg:height="0.729cm" svg:x="1.5cm" svg:y="16.271cm">
          <draw:text-box>
            <text:p><text:span text:style-name="T9">opencl-anneal3.svg</text:span></text:p>
          </draw:text-box>
        </draw:frame>
        <draw:custom-shape draw:style-name="gr11" draw:text-style-name="P7" draw:layer="layout" svg:width="1.5cm" svg:height="1.5cm" svg:x="8.7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8.75cm" svg:y="2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1" draw:text-style-name="P16" draw:layer="layout" svg:x1="7.75cm" svg:y1="6cm" svg:x2="9.75cm" svg:y2="6cm">
          <text:p/>
        </draw:line>
        <draw:line draw:style-name="gr21" draw:text-style-name="P16" draw:layer="layout" svg:x1="9.75cm" svg:y1="3.5cm" svg:x2="9.75cm" svg:y2="5cm">
          <text:p/>
        </draw:line>
        <draw:frame draw:style-name="gr31" draw:text-style-name="P17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31" draw:text-style-name="P17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2" draw:text-style-name="P18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2.047cm" svg:height="0.895cm" svg:x="13.203cm" svg:y="3.855cm">
          <draw:text-box>
            <text:p text:style-name="P16"><text:span text:style-name="T11">CUDA</text:span></text:p>
            <text:p text:style-name="P16"><text:span text:style-name="T11">thread block</text:span></text:p>
          </draw:text-box>
        </draw:frame>
        <draw:frame draw:style-name="gr35" draw:text-style-name="P21" draw:layer="layout" svg:width="1.687cm" svg:height="0.577cm" svg:x="13.265cm" svg:y="6.923cm">
          <draw:text-box>
            <text:p text:style-name="P16"><text:span text:style-name="T12">buf[][]</text:span></text:p>
          </draw:text-box>
        </draw:frame>
        <draw:frame draw:style-name="gr36" draw:text-style-name="P22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7" draw:text-style-name="P17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1" draw:text-style-name="P16" draw:layer="layout" svg:x1="8cm" svg:y1="3.25cm" svg:x2="9.5cm" svg:y2="3.25cm">
          <text:p/>
        </draw:line>
        <draw:line draw:style-name="gr21" draw:text-style-name="P16" draw:layer="layout" svg:x1="10cm" svg:y1="6.25cm" svg:x2="10cm" svg:y2="8.25cm">
          <text:p/>
        </draw:line>
        <draw:frame draw:style-name="gr38" draw:text-style-name="P17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8" draw:text-style-name="P17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9" draw:text-style-name="P22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40" draw:text-style-name="P23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5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5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5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2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9" draw:text-style-name="P22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5" draw:text-style-name="P27" draw:layer="layout" svg:width="0.499cm" svg:height="1.499cm" svg:x="3.5cm" svg:y="12cm" svg:viewBox="0 0 500 1500" draw:points="0,0 500,500 500,1500 0,1000">
          <text:p/>
        </draw:polygon>
        <draw:polygon draw:style-name="gr45" draw:text-style-name="P27" draw:layer="layout" svg:width="0.499cm" svg:height="1.499cm" svg:x="4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3.5cm" svg:viewBox="0 0 500 1500" draw:points="0,0 500,500 500,1500 0,1000">
          <text:p/>
        </draw:polygon>
        <draw:polygon draw:style-name="gr46" draw:text-style-name="P28" draw:layer="layout" svg:width="0.499cm" svg:height="1.499cm" svg:x="3.5cm" svg:y="13cm" svg:viewBox="0 0 500 1500" draw:points="0,0 500,500 500,1500 0,1000">
          <text:p/>
        </draw:polygon>
        <draw:polygon draw:style-name="gr45" draw:text-style-name="P27" draw:layer="layout" svg:width="0.499cm" svg:height="1.499cm" svg:x="4cm" svg:y="12.5cm" svg:viewBox="0 0 500 1500" draw:points="0,0 500,500 500,1500 0,1000">
          <text:p/>
        </draw:polygon>
        <draw:polygon draw:style-name="gr46" draw:text-style-name="P28" draw:layer="layout" svg:width="0.499cm" svg:height="1.499cm" svg:x="4.5cm" svg:y="13cm" svg:viewBox="0 0 500 1500" draw:points="0,0 500,500 500,1500 0,1000">
          <text:p/>
        </draw:polygon>
        <draw:polygon draw:style-name="gr45" draw:text-style-name="P27" draw:layer="layout" svg:width="0.499cm" svg:height="1.499cm" svg:x="4.5cm" svg:y="15cm" svg:viewBox="0 0 500 1500" draw:points="0,0 500,500 500,1500 0,1000">
          <text:p/>
        </draw:polygon>
        <draw:polygon draw:style-name="gr45" draw:text-style-name="P27" draw:layer="layout" svg:width="0.499cm" svg:height="1.499cm" svg:x="3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4.5cm" svg:viewBox="0 0 500 1500" draw:points="0,0 500,500 500,1500 0,1000">
          <text:p/>
        </draw:polygon>
        <draw:line draw:style-name="gr47" draw:text-style-name="P3" draw:layer="layout" svg:x1="2.5cm" svg:y1="13.5cm" svg:x2="4cm" svg:y2="13.5cm">
          <text:p/>
        </draw:line>
        <draw:line draw:style-name="gr47" draw:text-style-name="P3" draw:layer="layout" svg:x1="3cm" svg:y1="14cm" svg:x2="4.5cm" svg:y2="14cm">
          <text:p/>
        </draw:line>
        <draw:line draw:style-name="gr47" draw:text-style-name="P3" draw:layer="layout" svg:x1="3cm" svg:y1="15cm" svg:x2="4.5cm" svg:y2="15cm">
          <text:p/>
        </draw:line>
        <draw:line draw:style-name="gr47" draw:text-style-name="P3" draw:layer="layout" svg:x1="2.5cm" svg:y1="14.5cm" svg:x2="4cm" svg:y2="14.5cm">
          <text:p/>
        </draw:line>
        <draw:polygon draw:style-name="gr48" draw:text-style-name="P28" draw:layer="layout" svg:width="0.499cm" svg:height="1.499cm" svg:x="2.5cm" svg:y="13.5cm" svg:viewBox="0 0 500 1500" draw:points="0,0 500,500 500,1500 0,1000">
          <text:p/>
        </draw:polygon>
        <draw:polygon draw:style-name="gr49" draw:text-style-name="P27" draw:layer="layout" svg:width="0.499cm" svg:height="1.499cm" svg:x="7.5cm" svg:y="12cm" svg:viewBox="0 0 500 1500" draw:points="0,0 500,500 500,1500 0,1000">
          <text:p/>
        </draw:polygon>
        <draw:polygon draw:style-name="gr48" draw:text-style-name="P28" draw:layer="layout" svg:width="0.499cm" svg:height="1.499cm" svg:x="8cm" svg:y="13.5cm" svg:viewBox="0 0 500 1500" draw:points="0,0 500,500 500,1500 0,1000">
          <text:p/>
        </draw:polygon>
        <draw:polygon draw:style-name="gr48" draw:text-style-name="P28" draw:layer="layout" svg:width="0.499cm" svg:height="1.499cm" svg:x="7.5cm" svg:y="13cm" svg:viewBox="0 0 500 1500" draw:points="0,0 500,500 500,1500 0,1000">
          <text:p/>
        </draw:polygon>
        <draw:polygon draw:style-name="gr49" draw:text-style-name="P27" draw:layer="layout" svg:width="0.499cm" svg:height="1.499cm" svg:x="8cm" svg:y="12.5cm" svg:viewBox="0 0 500 1500" draw:points="0,0 500,500 500,1500 0,1000">
          <text:p/>
        </draw:polygon>
        <draw:polygon draw:style-name="gr48" draw:text-style-name="P28" draw:layer="layout" svg:width="0.499cm" svg:height="1.499cm" svg:x="8.5cm" svg:y="13cm" svg:viewBox="0 0 500 1500" draw:points="0,0 500,500 500,1500 0,1000">
          <text:p/>
        </draw:polygon>
        <draw:polygon draw:style-name="gr49" draw:text-style-name="P27" draw:layer="layout" svg:width="0.499cm" svg:height="1.499cm" svg:x="8.5cm" svg:y="15cm" svg:viewBox="0 0 500 1500" draw:points="0,0 500,500 500,1500 0,1000">
          <text:p/>
        </draw:polygon>
        <draw:polygon draw:style-name="gr49" draw:text-style-name="P27" draw:layer="layout" svg:width="0.499cm" svg:height="1.499cm" svg:x="7.5cm" svg:y="14cm" svg:viewBox="0 0 500 1500" draw:points="0,0 500,500 500,1500 0,1000">
          <text:p/>
        </draw:polygon>
        <draw:polygon draw:style-name="gr48" draw:text-style-name="P28" draw:layer="layout" svg:width="0.499cm" svg:height="1.499cm" svg:x="8cm" svg:y="14.5cm" svg:viewBox="0 0 500 1500" draw:points="0,0 500,500 500,1500 0,1000">
          <text:p/>
        </draw:polygon>
        <draw:line draw:style-name="gr47" draw:text-style-name="P3" draw:layer="layout" svg:x1="6.5cm" svg:y1="13.5cm" svg:x2="8cm" svg:y2="13.5cm">
          <text:p/>
        </draw:line>
        <draw:line draw:style-name="gr47" draw:text-style-name="P3" draw:layer="layout" svg:x1="7cm" svg:y1="14cm" svg:x2="8.5cm" svg:y2="14cm">
          <text:p/>
        </draw:line>
        <draw:line draw:style-name="gr47" draw:text-style-name="P3" draw:layer="layout" svg:x1="7cm" svg:y1="15cm" svg:x2="8.5cm" svg:y2="15cm">
          <text:p/>
        </draw:line>
        <draw:line draw:style-name="gr47" draw:text-style-name="P3" draw:layer="layout" svg:x1="6.5cm" svg:y1="14.5cm" svg:x2="8cm" svg:y2="14.5cm">
          <text:p/>
        </draw:line>
        <draw:polygon draw:style-name="gr49" draw:text-style-name="P27" draw:layer="layout" svg:width="0.499cm" svg:height="1.499cm" svg:x="6.5cm" svg:y="13.5cm" svg:viewBox="0 0 500 1500" draw:points="0,0 500,500 500,1500 0,1000">
          <text:p/>
        </draw:polygon>
        <draw:polygon draw:style-name="gr48" draw:text-style-name="P28" draw:layer="layout" svg:width="0.499cm" svg:height="1.499cm" svg:x="12cm" svg:y="12.5cm" svg:viewBox="0 0 500 1500" draw:points="0,0 500,500 500,1500 0,1000">
          <text:p/>
        </draw:polygon>
        <draw:polygon draw:style-name="gr49" draw:text-style-name="P27" draw:layer="layout" svg:width="0.499cm" svg:height="1.499cm" svg:x="11.5cm" svg:y="13cm" svg:viewBox="0 0 500 1500" draw:points="0,0 500,500 500,1500 0,1000">
          <text:p/>
        </draw:polygon>
        <draw:polygon draw:style-name="gr48" draw:text-style-name="P28" draw:layer="layout" svg:width="0.499cm" svg:height="1.499cm" svg:x="11.5cm" svg:y="12cm" svg:viewBox="0 0 500 1500" draw:points="0,0 500,500 500,1500 0,1000">
          <text:p/>
        </draw:polygon>
        <draw:polygon draw:style-name="gr49" draw:text-style-name="P27" draw:layer="layout" svg:width="0.499cm" svg:height="1.499cm" svg:x="12cm" svg:y="13.5cm" svg:viewBox="0 0 500 1500" draw:points="0,0 500,500 500,1500 0,1000">
          <text:p/>
        </draw:polygon>
        <draw:polygon draw:style-name="gr48" draw:text-style-name="P28" draw:layer="layout" svg:width="0.499cm" svg:height="1.499cm" svg:x="12.5cm" svg:y="13cm" svg:viewBox="0 0 500 1500" draw:points="0,0 500,500 500,1500 0,1000">
          <text:p/>
        </draw:polygon>
        <draw:polygon draw:style-name="gr48" draw:text-style-name="P28" draw:layer="layout" svg:width="0.499cm" svg:height="1.499cm" svg:x="12.5cm" svg:y="14cm" svg:viewBox="0 0 500 1500" draw:points="0,0 500,500 500,1500 0,1000">
          <text:p/>
        </draw:polygon>
        <draw:polygon draw:style-name="gr48" draw:text-style-name="P28" draw:layer="layout" svg:width="0.499cm" svg:height="1.499cm" svg:x="12.5cm" svg:y="15cm" svg:viewBox="0 0 500 1500" draw:points="0,0 500,500 500,1500 0,1000">
          <text:p/>
        </draw:polygon>
        <draw:polygon draw:style-name="gr48" draw:text-style-name="P28" draw:layer="layout" svg:width="0.499cm" svg:height="1.499cm" svg:x="11.5cm" svg:y="14cm" svg:viewBox="0 0 500 1500" draw:points="0,0 500,500 500,1500 0,1000">
          <text:p/>
        </draw:polygon>
        <draw:polygon draw:style-name="gr48" draw:text-style-name="P28" draw:layer="layout" svg:width="0.499cm" svg:height="1.499cm" svg:x="12cm" svg:y="14.5cm" svg:viewBox="0 0 500 1500" draw:points="0,0 500,500 500,1500 0,1000">
          <text:p/>
        </draw:polygon>
        <draw:line draw:style-name="gr47" draw:text-style-name="P3" draw:layer="layout" svg:x1="10.5cm" svg:y1="13.5cm" svg:x2="12cm" svg:y2="13.5cm">
          <text:p/>
        </draw:line>
        <draw:line draw:style-name="gr47" draw:text-style-name="P3" draw:layer="layout" svg:x1="11cm" svg:y1="14cm" svg:x2="12.5cm" svg:y2="14cm">
          <text:p/>
        </draw:line>
        <draw:line draw:style-name="gr47" draw:text-style-name="P3" draw:layer="layout" svg:x1="11cm" svg:y1="15cm" svg:x2="12.5cm" svg:y2="15cm">
          <text:p/>
        </draw:line>
        <draw:line draw:style-name="gr47" draw:text-style-name="P3" draw:layer="layout" svg:x1="10.5cm" svg:y1="14.5cm" svg:x2="12cm" svg:y2="14.5cm">
          <text:p/>
        </draw:line>
        <draw:polygon draw:style-name="gr48" draw:text-style-name="P28" draw:layer="layout" svg:width="0.499cm" svg:height="1.499cm" svg:x="10.5cm" svg:y="13.5cm" svg:viewBox="0 0 500 1500" draw:points="0,0 500,500 500,1500 0,1000">
          <text:p/>
        </draw:polygon>
        <draw:polygon draw:style-name="gr48" draw:text-style-name="P28" draw:layer="layout" svg:width="0.499cm" svg:height="1.499cm" svg:x="8.5cm" svg:y="14cm" svg:viewBox="0 0 500 1500" draw:points="0,0 500,500 500,1500 0,1000">
          <text:p/>
        </draw:polygon>
        <draw:polygon draw:style-name="gr49" draw:text-style-name="P27" draw:layer="layout" svg:width="0.499cm" svg:height="1.499cm" svg:x="15.5cm" svg:y="12cm" svg:viewBox="0 0 500 1500" draw:points="0,0 500,500 500,1500 0,1000">
          <text:p/>
        </draw:polygon>
        <draw:polygon draw:style-name="gr49" draw:text-style-name="P27" draw:layer="layout" svg:width="0.499cm" svg:height="1.499cm" svg:x="16cm" svg:y="13.5cm" svg:viewBox="0 0 500 1500" draw:points="0,0 500,500 500,1500 0,1000">
          <text:p/>
        </draw:polygon>
        <draw:polygon draw:style-name="gr48" draw:text-style-name="P28" draw:layer="layout" svg:width="0.499cm" svg:height="1.499cm" svg:x="15.5cm" svg:y="13cm" svg:viewBox="0 0 500 1500" draw:points="0,0 500,500 500,1500 0,1000">
          <text:p/>
        </draw:polygon>
        <draw:polygon draw:style-name="gr49" draw:text-style-name="P27" draw:layer="layout" svg:width="0.499cm" svg:height="1.499cm" svg:x="16cm" svg:y="12.5cm" svg:viewBox="0 0 500 1500" draw:points="0,0 500,500 500,1500 0,1000">
          <text:p/>
        </draw:polygon>
        <draw:polygon draw:style-name="gr48" draw:text-style-name="P28" draw:layer="layout" svg:width="0.499cm" svg:height="1.499cm" svg:x="16.5cm" svg:y="13cm" svg:viewBox="0 0 500 1500" draw:points="0,0 500,500 500,1500 0,1000">
          <text:p/>
        </draw:polygon>
        <draw:polygon draw:style-name="gr49" draw:text-style-name="P27" draw:layer="layout" svg:width="0.499cm" svg:height="1.499cm" svg:x="16.5cm" svg:y="14cm" svg:viewBox="0 0 500 1500" draw:points="0,0 500,500 500,1500 0,1000">
          <text:p/>
        </draw:polygon>
        <draw:polygon draw:style-name="gr49" draw:text-style-name="P27" draw:layer="layout" svg:width="0.499cm" svg:height="1.499cm" svg:x="16.5cm" svg:y="15cm" svg:viewBox="0 0 500 1500" draw:points="0,0 500,500 500,1500 0,1000">
          <text:p/>
        </draw:polygon>
        <draw:polygon draw:style-name="gr49" draw:text-style-name="P27" draw:layer="layout" svg:width="0.499cm" svg:height="1.499cm" svg:x="15.5cm" svg:y="14cm" svg:viewBox="0 0 500 1500" draw:points="0,0 500,500 500,1500 0,1000">
          <text:p/>
        </draw:polygon>
        <draw:polygon draw:style-name="gr48" draw:text-style-name="P28" draw:layer="layout" svg:width="0.499cm" svg:height="1.499cm" svg:x="16cm" svg:y="14.5cm" svg:viewBox="0 0 500 1500" draw:points="0,0 500,500 500,1500 0,1000">
          <text:p/>
        </draw:polygon>
        <draw:line draw:style-name="gr47" draw:text-style-name="P3" draw:layer="layout" svg:x1="14.5cm" svg:y1="13.5cm" svg:x2="16cm" svg:y2="13.5cm">
          <text:p/>
        </draw:line>
        <draw:line draw:style-name="gr47" draw:text-style-name="P3" draw:layer="layout" svg:x1="15cm" svg:y1="14cm" svg:x2="16.5cm" svg:y2="14cm">
          <text:p/>
        </draw:line>
        <draw:line draw:style-name="gr47" draw:text-style-name="P3" draw:layer="layout" svg:x1="15cm" svg:y1="15cm" svg:x2="16.5cm" svg:y2="15cm">
          <text:p/>
        </draw:line>
        <draw:line draw:style-name="gr47" draw:text-style-name="P3" draw:layer="layout" svg:x1="14.5cm" svg:y1="14.5cm" svg:x2="16cm" svg:y2="14.5cm">
          <text:p/>
        </draw:line>
        <draw:polygon draw:style-name="gr49" draw:text-style-name="P27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13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13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30" draw:text-style-name="P29" draw:layer="layout" svg:width="5.074cm" svg:height="0.729cm" svg:x="1.5cm" svg:y="9.75cm">
          <draw:text-box>
            <text:p><text:span text:style-name="T14">opencl-</text:span><text:span text:style-name="T14">anneal1.svg</text:span></text:p>
          </draw:text-box>
        </draw:frame>
        <draw:custom-shape draw:style-name="gr50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2.53cm" svg:height="1.433cm" svg:x="1.72cm" svg:y="16.5cm">
          <draw:text-box>
            <text:p><text:span text:style-name="T15">New state</text:span></text:p>
            <text:p><text:span text:style-name="T15">of the central</text:span></text:p>
            <text:p><text:span text:style-name="T15">cell</text:span></text:p>
          </draw:text-box>
        </draw:frame>
        <draw:line draw:style-name="gr53" draw:text-style-name="P3" draw:layer="layout" svg:x1="2.75cm" svg:y1="16.5cm" svg:x2="2.75cm" svg:y2="15cm">
          <text:p/>
        </draw:line>
      </draw:page>
      <draw:page draw:name="page3" draw:style-name="dp1" draw:master-page-name="Default">
        <draw:polygon draw:style-name="gr54" draw:text-style-name="P31" draw:layer="layout" svg:width="2.999cm" svg:height="9.499cm" svg:x="10.25cm" svg:y="5.001cm" svg:viewBox="0 0 3000 9500" draw:points="0,0 3000,3000 3000,9500 0,6500">
          <text:p/>
        </draw:polygon>
        <draw:polygon draw:style-name="gr55" draw:text-style-name="P32" draw:layer="layout" svg:width="1.499cm" svg:height="1.999cm" svg:x="10.5cm" svg:y="8.751cm" svg:viewBox="0 0 1500 2000" draw:points="0,0 1500,1500 1500,2000 0,500">
          <text:p/>
        </draw:polygon>
        <draw:polygon draw:style-name="gr56" draw:text-style-name="P3" draw:layer="layout" svg:width="1.999cm" svg:height="5.999cm" svg:x="10.25cm" svg:y="5.001cm" svg:viewBox="0 0 2000 6000" draw:points="0,0 2000,2000 2000,6000 0,4000">
          <text:p/>
        </draw:polygon>
        <draw:line draw:style-name="gr57" draw:text-style-name="P3" draw:layer="layout" svg:x1="11.25cm" svg:y1="9.751cm" svg:x2="10.25cm" svg:y2="9.751cm">
          <text:p/>
        </draw:line>
        <draw:line draw:style-name="gr58" draw:text-style-name="P3" draw:layer="layout" svg:x1="10.5cm" svg:y1="5.751cm" svg:x2="10.5cm" svg:y2="11.251cm">
          <text:p/>
        </draw:line>
        <draw:line draw:style-name="gr59" draw:text-style-name="P3" draw:layer="layout" svg:x1="10.5cm" svg:y1="8.751cm" svg:x2="13cm" svg:y2="11.251cm">
          <text:p/>
        </draw:line>
        <draw:line draw:style-name="gr57" draw:text-style-name="P3" draw:layer="layout" svg:x1="11.25cm" svg:y1="6.251cm" svg:x2="10.25cm" svg:y2="6.251cm">
          <text:p/>
        </draw:line>
        <draw:g>
          <draw:polygon draw:style-name="gr60" draw:text-style-name="P31" draw:layer="layout" svg:width="1.999cm" svg:height="5.999cm" svg:x="9.25cm" svg:y="5.001cm" svg:viewBox="0 0 2000 6000" draw:points="0,0 2000,2000 2000,6000 0,4000">
            <text:p/>
          </draw:polygon>
          <draw:polygon draw:style-name="gr55" draw:text-style-name="P32" draw:layer="layout" svg:width="1.499cm" svg:height="1.999cm" svg:x="9.5cm" svg:y="5.251cm" svg:viewBox="0 0 1500 2000" draw:points="0,0 1500,1500 1500,2000 0,500">
            <text:p/>
          </draw:polygon>
          <draw:polygon draw:style-name="gr55" draw:text-style-name="P32" draw:layer="layout" svg:width="1.499cm" svg:height="1.999cm" svg:x="9.5cm" svg:y="8.751cm" svg:viewBox="0 0 1500 2000" draw:points="0,0 1500,1500 1500,2000 0,500">
            <text:p/>
          </draw:polygon>
          <draw:polygon draw:style-name="gr61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62" draw:text-style-name="P31" draw:layer="layout" svg:width="1.499cm" svg:height="4.499cm" svg:x="8.5cm" svg:y="5.751cm" svg:viewBox="0 0 1500 4500" draw:points="0,0 1500,1500 1500,4500 0,3000">
            <text:p/>
          </draw:polygon>
          <draw:polygon draw:style-name="gr63" draw:text-style-name="P33" draw:layer="layout" svg:width="1.499cm" svg:height="1.999cm" svg:x="8.5cm" svg:y="5.751cm" svg:viewBox="0 0 1500 2000" draw:points="0,0 1500,1500 1500,2000 0,500">
            <text:p/>
          </draw:polygon>
        </draw:g>
        <draw:line draw:style-name="gr59" draw:text-style-name="P3" draw:layer="layout" svg:x1="10.5cm" svg:y1="5.751cm" svg:x2="13cm" svg:y2="8.251cm">
          <text:p/>
        </draw:line>
        <draw:line draw:style-name="gr58" draw:text-style-name="P3" draw:layer="layout" svg:x1="12cm" svg:y1="7.251cm" svg:x2="12cm" svg:y2="12.751cm">
          <text:p/>
        </draw:line>
        <draw:polygon draw:style-name="gr54" draw:text-style-name="P31" draw:layer="layout" svg:width="2.999cm" svg:height="9.499cm" svg:x="4.25cm" svg:y="5.016cm" svg:viewBox="0 0 3000 9500" draw:points="0,0 3000,3000 3000,9500 0,6500">
          <text:p/>
        </draw:polygon>
        <draw:polygon draw:style-name="gr64" draw:text-style-name="P32" draw:layer="layout" svg:width="1.499cm" svg:height="4.499cm" svg:x="4.5cm" svg:y="5.766cm" svg:viewBox="0 0 1500 4500" draw:points="0,0 1500,1500 1500,4500 0,3000">
          <text:p/>
        </draw:polygon>
        <draw:polygon draw:style-name="gr56" draw:text-style-name="P3" draw:layer="layout" svg:width="1.999cm" svg:height="5.999cm" svg:x="4.25cm" svg:y="5.016cm" svg:viewBox="0 0 2000 6000" draw:points="0,0 2000,2000 2000,6000 0,4000">
          <text:p/>
        </draw:polygon>
        <draw:line draw:style-name="gr58" draw:text-style-name="P3" draw:layer="layout" svg:x1="4.5cm" svg:y1="5.766cm" svg:x2="4.5cm" svg:y2="11.266cm">
          <text:p/>
        </draw:line>
        <draw:line draw:style-name="gr57" draw:text-style-name="P3" draw:layer="layout" svg:x1="4.5cm" svg:y1="8.766cm" svg:x2="3.5cm" svg:y2="8.766cm">
          <text:p/>
        </draw:line>
        <draw:line draw:style-name="gr59" draw:text-style-name="P3" draw:layer="layout" svg:x1="4.5cm" svg:y1="8.766cm" svg:x2="7cm" svg:y2="11.266cm">
          <text:p/>
        </draw:line>
        <draw:line draw:style-name="gr57" draw:text-style-name="P3" draw:layer="layout" svg:x1="4.5cm" svg:y1="5.766cm" svg:x2="3.5cm" svg:y2="5.766cm">
          <text:p/>
        </draw:line>
        <draw:line draw:style-name="gr57" draw:text-style-name="P3" draw:layer="layout" svg:x1="6cm" svg:y1="7.266cm" svg:x2="5cm" svg:y2="7.266cm">
          <text:p/>
        </draw:line>
        <draw:line draw:style-name="gr57" draw:text-style-name="P3" draw:layer="layout" svg:x1="6cm" svg:y1="10.266cm" svg:x2="5cm" svg:y2="10.266cm">
          <text:p/>
        </draw:line>
        <draw:g>
          <draw:polygon draw:style-name="gr60" draw:text-style-name="P31" draw:layer="layout" svg:width="1.999cm" svg:height="5.999cm" svg:x="3.25cm" svg:y="5.016cm" svg:viewBox="0 0 2000 6000" draw:points="0,0 2000,2000 2000,6000 0,4000">
            <text:p/>
          </draw:polygon>
          <draw:polygon draw:style-name="gr64" draw:text-style-name="P32" draw:layer="layout" svg:width="1.499cm" svg:height="4.499cm" svg:x="3.5cm" svg:y="5.766cm" svg:viewBox="0 0 1500 4500" draw:points="0,0 1500,1500 1500,4500 0,3000">
            <text:p/>
          </draw:polygon>
        </draw:g>
        <draw:line draw:style-name="gr59" draw:text-style-name="P3" draw:layer="layout" svg:x1="4.5cm" svg:y1="5.766cm" svg:x2="7cm" svg:y2="8.266cm">
          <text:p/>
        </draw:line>
        <draw:line draw:style-name="gr58" draw:text-style-name="P3" draw:layer="layout" svg:x1="6cm" svg:y1="7.266cm" svg:x2="6cm" svg:y2="12.766cm">
          <text:p/>
        </draw:line>
        <draw:polygon draw:style-name="gr54" draw:text-style-name="P31" draw:layer="layout" svg:width="2.999cm" svg:height="9.499cm" svg:x="10.25cm" svg:y="14.501cm" svg:viewBox="0 0 3000 9500" draw:points="0,0 3000,3000 3000,9500 0,6500">
          <text:p/>
        </draw:polygon>
        <draw:polygon draw:style-name="gr56" draw:text-style-name="P3" draw:layer="layout" svg:width="1.999cm" svg:height="5.999cm" svg:x="10.25cm" svg:y="14.501cm" svg:viewBox="0 0 2000 6000" draw:points="0,0 2000,2000 2000,6000 0,4000">
          <text:p/>
        </draw:polygon>
        <draw:line draw:style-name="gr58" draw:text-style-name="P3" draw:layer="layout" svg:x1="10.5cm" svg:y1="15.251cm" svg:x2="10.5cm" svg:y2="20.751cm">
          <text:p/>
        </draw:line>
        <draw:polygon draw:style-name="gr55" draw:text-style-name="P32" draw:layer="layout" svg:width="0.249cm" svg:height="0.749cm" svg:x="10.25cm" svg:y="18.001cm" svg:viewBox="0 0 250 750" draw:points="0,0 250,250 250,750 0,500">
          <text:p/>
        </draw:polygon>
        <draw:line draw:style-name="gr57" draw:text-style-name="P3" draw:layer="layout" svg:x1="10.382cm" svg:y1="18.377cm" svg:x2="9.382cm" svg:y2="18.377cm">
          <text:p/>
        </draw:line>
        <draw:line draw:style-name="gr59" draw:text-style-name="P3" draw:layer="layout" svg:x1="10.5cm" svg:y1="18.251cm" svg:x2="13cm" svg:y2="20.751cm">
          <text:p/>
        </draw:line>
        <draw:line draw:style-name="gr57" draw:text-style-name="P3" draw:layer="layout" svg:x1="10.35cm" svg:y1="14.851cm" svg:x2="9.35cm" svg:y2="14.851cm">
          <text:p/>
        </draw:line>
        <draw:line draw:style-name="gr57" draw:text-style-name="P3" draw:layer="layout" svg:x1="12.1cm" svg:y1="16.601cm" svg:x2="11.1cm" svg:y2="16.601cm">
          <text:p/>
        </draw:line>
        <draw:line draw:style-name="gr57" draw:text-style-name="P3" draw:layer="layout" svg:x1="12.1cm" svg:y1="20.107cm" svg:x2="11.1cm" svg:y2="20.107cm">
          <text:p/>
        </draw:line>
        <draw:g>
          <draw:polygon draw:style-name="gr60" draw:text-style-name="P31" draw:layer="layout" svg:width="1.999cm" svg:height="5.999cm" svg:x="9.25cm" svg:y="14.501cm" svg:viewBox="0 0 2000 6000" draw:points="0,0 2000,2000 2000,6000 0,4000">
            <text:p/>
          </draw:polygon>
          <draw:polygon draw:style-name="gr65" draw:text-style-name="P32" draw:layer="layout" svg:width="0.249cm" svg:height="0.749cm" svg:x="9.25cm" svg:y="14.501cm" svg:viewBox="0 0 250 750" draw:points="250,250 0,0 0,500 250,750">
            <text:p/>
          </draw:polygon>
          <draw:polygon draw:style-name="gr65" draw:text-style-name="P32" draw:layer="layout" svg:width="0.249cm" svg:height="0.749cm" svg:x="11cm" svg:y="16.251cm" svg:viewBox="0 0 250 750" draw:points="250,250 0,0 0,500 250,750">
            <text:p/>
          </draw:polygon>
          <draw:polygon draw:style-name="gr65" draw:text-style-name="P32" draw:layer="layout" svg:width="0.249cm" svg:height="0.749cm" svg:x="11cm" svg:y="19.751cm" svg:viewBox="0 0 250 750" draw:points="250,250 0,0 0,500 250,750">
            <text:p/>
          </draw:polygon>
          <draw:polygon draw:style-name="gr65" draw:text-style-name="P32" draw:layer="layout" svg:width="0.249cm" svg:height="0.749cm" svg:x="9.25cm" svg:y="18.001cm" svg:viewBox="0 0 250 750" draw:points="250,250 0,0 0,500 250,750">
            <text:p/>
          </draw:polygon>
          <draw:polygon draw:style-name="gr66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62" draw:text-style-name="P31" draw:layer="layout" svg:width="1.499cm" svg:height="4.499cm" svg:x="8.5cm" svg:y="15.251cm" svg:viewBox="0 0 1500 4500" draw:points="0,0 1500,1500 1500,4500 0,3000">
            <text:p/>
          </draw:polygon>
          <draw:polygon draw:style-name="gr63" draw:text-style-name="P33" draw:layer="layout" svg:width="0.249cm" svg:height="0.749cm" svg:x="8.5cm" svg:y="15.251cm" svg:viewBox="0 0 250 750" draw:points="0,0 250,250 250,750 0,500">
            <text:p/>
          </draw:polygon>
        </draw:g>
        <draw:line draw:style-name="gr59" draw:text-style-name="P3" draw:layer="layout" svg:x1="10.5cm" svg:y1="15.251cm" svg:x2="13cm" svg:y2="17.751cm">
          <text:p/>
        </draw:line>
        <draw:line draw:style-name="gr58" draw:text-style-name="P3" draw:layer="layout" svg:x1="12cm" svg:y1="16.751cm" svg:x2="12cm" svg:y2="22.251cm">
          <text:p/>
        </draw:line>
        <draw:g>
          <draw:polygon draw:style-name="gr63" draw:text-style-name="P33" draw:layer="layout" svg:width="1.499cm" svg:height="4.499cm" svg:x="2.5cm" svg:y="5.766cm" svg:viewBox="0 0 1500 4500" draw:points="0,0 1500,1500 1500,4500 0,3000">
            <text:p/>
          </draw:polygon>
        </draw:g>
        <draw:polygon draw:style-name="gr55" draw:text-style-name="P32" draw:layer="layout" svg:width="1.499cm" svg:height="1.999cm" svg:x="10.5cm" svg:y="5.251cm" svg:viewBox="0 0 1500 2000" draw:points="0,0 1500,1500 1500,2000 0,500">
          <text:p/>
        </draw:polygon>
        <draw:polygon draw:style-name="gr55" draw:text-style-name="P32" draw:layer="layout" svg:width="0.249cm" svg:height="0.749cm" svg:x="10.25cm" svg:y="14.501cm" svg:viewBox="0 0 250 750" draw:points="0,0 250,250 250,750 0,500">
          <text:p/>
        </draw:polygon>
        <draw:polygon draw:style-name="gr55" draw:text-style-name="P32" draw:layer="layout" svg:width="0.249cm" svg:height="0.749cm" svg:x="12cm" svg:y="16.251cm" svg:viewBox="0 0 250 750" draw:points="0,0 250,250 250,750 0,500">
          <text:p/>
        </draw:polygon>
        <draw:polygon draw:style-name="gr55" draw:text-style-name="P32" draw:layer="layout" svg:width="0.249cm" svg:height="0.749cm" svg:x="12cm" svg:y="19.751cm" svg:viewBox="0 0 250 750" draw:points="0,0 250,250 250,750 0,500">
          <text:p/>
        </draw:polygon>
        <draw:frame draw:style-name="gr67" draw:text-style-name="P30" draw:layer="layout" svg:width="3.854cm" svg:height="0.695cm" svg:x="2.15cm" svg:y="2.671cm">
          <draw:text-box>
            <text:p><text:span text:style-name="T15">Active work-items</text:span></text:p>
          </draw:text-box>
        </draw:frame>
        <draw:frame draw:style-name="gr68" draw:text-style-name="P30" draw:layer="layout" svg:width="2.878cm" svg:height="0.695cm" svg:x="3.872cm" svg:y="3.805cm">
          <draw:text-box>
            <text:p><text:span text:style-name="T15">global memory</text:span></text:p>
          </draw:text-box>
        </draw:frame>
        <draw:frame draw:style-name="gr69" draw:text-style-name="P30" draw:layer="layout" svg:width="2.995cm" svg:height="0.695cm" svg:x="2.905cm" svg:y="3.214cm">
          <draw:text-box>
            <text:p><text:span text:style-name="T15">local memory</text:span></text:p>
          </draw:text-box>
        </draw:frame>
        <draw:line draw:style-name="gr57" draw:text-style-name="P3" draw:layer="layout" svg:x1="2.5cm" svg:y1="3.266cm" svg:x2="2.5cm" svg:y2="5.766cm">
          <text:p/>
        </draw:line>
        <draw:line draw:style-name="gr57" draw:text-style-name="P3" draw:layer="layout" svg:x1="3.25cm" svg:y1="3.766cm" svg:x2="3.25cm" svg:y2="5.016cm">
          <text:p/>
        </draw:line>
        <draw:line draw:style-name="gr57" draw:text-style-name="P3" draw:layer="layout" svg:x1="4.25cm" svg:y1="4.5cm" svg:x2="4.25cm" svg:y2="5.016cm">
          <text:p/>
        </draw:line>
        <draw:frame draw:style-name="gr30" draw:text-style-name="P29" draw:layer="layout" svg:width="5.074cm" svg:height="0.729cm" svg:x="1cm" svg:y="1.271cm">
          <draw:text-box>
            <text:p><text:span text:style-name="T14">opencl-</text:span><text:span text:style-name="T14">anneal4.svg</text:span></text:p>
          </draw:text-box>
        </draw:frame>
        <draw:custom-shape draw:style-name="gr70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4" draw:text-style-name="P31" draw:layer="layout" svg:width="2.999cm" svg:height="9.499cm" svg:x="4.25cm" svg:y="14.501cm" svg:viewBox="0 0 3000 9500" draw:points="0,0 3000,3000 3000,9500 0,6500">
          <text:p/>
        </draw:polygon>
        <draw:polygon draw:style-name="gr56" draw:text-style-name="P3" draw:layer="layout" svg:width="1.999cm" svg:height="5.999cm" svg:x="4.25cm" svg:y="14.501cm" svg:viewBox="0 0 2000 6000" draw:points="0,0 2000,2000 2000,6000 0,4000">
          <text:p/>
        </draw:polygon>
        <draw:line draw:style-name="gr58" draw:text-style-name="P3" draw:layer="layout" svg:x1="4.5cm" svg:y1="15.251cm" svg:x2="4.5cm" svg:y2="20.751cm">
          <text:p/>
        </draw:line>
        <draw:line draw:style-name="gr59" draw:text-style-name="P3" draw:layer="layout" svg:x1="4.5cm" svg:y1="18.251cm" svg:x2="7cm" svg:y2="20.751cm">
          <text:p/>
        </draw:line>
        <draw:line draw:style-name="gr57" draw:text-style-name="P3" draw:layer="layout" svg:x1="4.4cm" svg:y1="16.801cm" svg:x2="3.4cm" svg:y2="16.801cm">
          <text:p/>
        </draw:line>
        <draw:polygon draw:style-name="gr65" draw:text-style-name="P32" draw:layer="layout" svg:width="0.249cm" svg:height="3.249cm" svg:x="4.25cm" svg:y="15.001cm" svg:viewBox="0 0 250 3250" draw:points="250,250 0,0 0,3000 250,3250">
          <text:p/>
        </draw:polygon>
        <draw:line draw:style-name="gr57" draw:text-style-name="P3" draw:layer="layout" svg:x1="6.1cm" svg:y1="18.451cm" svg:x2="5.1cm" svg:y2="18.451cm">
          <text:p/>
        </draw:line>
        <draw:g>
          <draw:polygon draw:style-name="gr60" draw:text-style-name="P31" draw:layer="layout" svg:width="1.999cm" svg:height="5.999cm" svg:x="3.25cm" svg:y="14.501cm" svg:viewBox="0 0 2000 6000" draw:points="0,0 2000,2000 2000,6000 0,4000">
            <text:p/>
          </draw:polygon>
          <draw:polygon draw:style-name="gr65" draw:text-style-name="P32" draw:layer="layout" svg:width="0.249cm" svg:height="3.249cm" svg:x="3.25cm" svg:y="15.001cm" svg:viewBox="0 0 250 3250" draw:points="250,250 0,0 0,3000 250,3250">
            <text:p/>
          </draw:polygon>
          <draw:polygon draw:style-name="gr65" draw:text-style-name="P32" draw:layer="layout" svg:width="0.249cm" svg:height="3.249cm" svg:x="5cm" svg:y="16.751cm" svg:viewBox="0 0 250 3250" draw:points="250,250 0,0 0,3000 250,3250">
            <text:p/>
          </draw:polygon>
          <draw:polygon draw:style-name="gr66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62" draw:text-style-name="P31" draw:layer="layout" svg:width="1.499cm" svg:height="4.499cm" svg:x="2.5cm" svg:y="15.251cm" svg:viewBox="0 0 1500 4500" draw:points="0,0 1500,1500 1500,4500 0,3000">
            <text:p/>
          </draw:polygon>
          <draw:polygon draw:style-name="gr63" draw:text-style-name="P33" draw:layer="layout" svg:width="0.249cm" svg:height="3.249cm" svg:x="2.5cm" svg:y="15.251cm" svg:viewBox="0 0 250 3250" draw:points="0,0 250,250 250,3250 0,3000">
            <text:p/>
          </draw:polygon>
        </draw:g>
        <draw:line draw:style-name="gr59" draw:text-style-name="P3" draw:layer="layout" svg:x1="4.5cm" svg:y1="15.251cm" svg:x2="7cm" svg:y2="17.751cm">
          <text:p/>
        </draw:line>
        <draw:line draw:style-name="gr58" draw:text-style-name="P3" draw:layer="layout" svg:x1="6cm" svg:y1="16.751cm" svg:x2="6cm" svg:y2="22.251cm">
          <text:p/>
        </draw:line>
        <draw:polygon draw:style-name="gr65" draw:text-style-name="P32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71" draw:text-style-name="P34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5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36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35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37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7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6" draw:text-style-name="P38" draw:layer="layout" svg:width="0.739cm" svg:height="0.75cm" svg:x="4.298cm" svg:y="3.7cm">
          <draw:text-box>
            <text:p><text:span text:style-name="T16">0</text:span></text:p>
          </draw:text-box>
        </draw:frame>
        <draw:frame draw:style-name="gr77" draw:text-style-name="P38" draw:layer="layout" svg:width="0.739cm" svg:height="0.725cm" svg:x="4.9cm" svg:y="3.702cm">
          <draw:text-box>
            <text:p><text:span text:style-name="T16">1</text:span></text:p>
          </draw:text-box>
        </draw:frame>
        <draw:frame draw:style-name="gr78" draw:text-style-name="P39" draw:layer="layout" svg:width="0.807cm" svg:height="0.725cm" svg:x="13.402cm" svg:y="3.804cm">
          <draw:text-box>
            <text:p><text:span text:style-name="T17">N</text:span></text:p>
          </draw:text-box>
        </draw:frame>
        <draw:line draw:style-name="gr16" draw:text-style-name="P40" draw:layer="layout" svg:x1="14.298cm" svg:y1="3.5cm" svg:x2="14.298cm" svg:y2="4.5cm">
          <text:p/>
        </draw:line>
        <draw:custom-shape draw:style-name="gr79" draw:text-style-name="P41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80" draw:text-style-name="P42" draw:layer="layout" svg:width="1.01cm" svg:height="0.729cm" svg:x="8.246cm" svg:y="6.756cm">
          <draw:text-box>
            <text:p><text:span text:style-name="T18">lj</text:span></text:p>
          </draw:text-box>
        </draw:frame>
        <draw:frame draw:style-name="gr80" draw:text-style-name="P42" draw:layer="layout" svg:width="1.01cm" svg:height="0.729cm" svg:x="6.49cm" svg:y="8.422cm">
          <draw:text-box>
            <text:p><text:span text:style-name="T18">li</text:span></text:p>
          </draw:text-box>
        </draw:frame>
        <draw:frame draw:style-name="gr80" draw:text-style-name="P42" draw:layer="layout" svg:width="1.01cm" svg:height="0.729cm" svg:x="8.248cm" svg:y="3.758cm">
          <draw:text-box>
            <text:p><text:span text:style-name="T18">gj</text:span></text:p>
          </draw:text-box>
        </draw:frame>
        <draw:frame draw:style-name="gr80" draw:text-style-name="P42" draw:layer="layout" svg:width="1.01cm" svg:height="0.729cm" svg:x="3.492cm" svg:y="8.4cm">
          <draw:text-box>
            <text:p><text:span text:style-name="T18">gi</text:span></text:p>
          </draw:text-box>
        </draw:frame>
        <draw:frame draw:style-name="gr77" draw:text-style-name="P38" draw:layer="layout" svg:width="0.739cm" svg:height="0.725cm" svg:x="14.5cm" svg:y="4.948cm">
          <draw:text-box>
            <text:p><text:span text:style-name="T16">1</text:span></text:p>
          </draw:text-box>
        </draw:frame>
        <draw:frame draw:style-name="gr77" draw:text-style-name="P38" draw:layer="layout" svg:width="0.739cm" svg:height="0.725cm" svg:x="14.502cm" svg:y="4.35cm">
          <draw:text-box>
            <text:p><text:span text:style-name="T16">0</text:span></text:p>
          </draw:text-box>
        </draw:frame>
        <draw:frame draw:style-name="gr78" draw:text-style-name="P39" draw:layer="layout" svg:width="0.807cm" svg:height="0.725cm" svg:x="14.504cm" svg:y="13.306cm">
          <draw:text-box>
            <text:p><text:span text:style-name="T17">N</text:span></text:p>
          </draw:text-box>
        </draw:frame>
        <draw:frame draw:style-name="gr81" draw:text-style-name="P39" draw:layer="layout" svg:width="1.29cm" svg:height="0.725cm" svg:x="14.506cm" svg:y="13.908cm">
          <draw:text-box>
            <text:p><text:span text:style-name="T17">N</text:span><text:span text:style-name="T19">+1</text:span></text:p>
          </draw:text-box>
        </draw:frame>
        <draw:line draw:style-name="gr82" draw:text-style-name="P43" draw:layer="layout" svg:x1="4.998cm" svg:y1="15cm" svg:x2="7.998cm" svg:y2="15cm">
          <text:p/>
        </draw:line>
        <draw:line draw:style-name="gr82" draw:text-style-name="P43" draw:layer="layout" svg:x1="3.998cm" svg:y1="14cm" svg:x2="3.998cm" svg:y2="11cm">
          <text:p/>
        </draw:line>
        <draw:frame draw:style-name="gr83" draw:text-style-name="P44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83" draw:text-style-name="P39" draw:layer="layout" svg:width="2.081cm" svg:height="0.725cm" svg:x="1.919cm" svg:y="12.025cm">
          <draw:text-box>
            <text:p><text:span text:style-name="T17">BLKDIM</text:span></text:p>
          </draw:text-box>
        </draw:frame>
        <draw:frame draw:style-name="gr84" draw:text-style-name="P45" draw:layer="layout" svg:width="2.28cm" svg:height="0.729cm" svg:x="15.324cm" svg:y="5.7cm">
          <draw:text-box>
            <text:p><text:span text:style-name="T20">buf[][]</text:span></text:p>
          </draw:text-box>
        </draw:frame>
        <draw:line draw:style-name="gr24" draw:text-style-name="P40" draw:layer="layout" svg:x1="15.446cm" svg:y1="6.123cm" svg:x2="11.498cm" svg:y2="7.5cm">
          <text:p/>
        </draw:line>
        <draw:frame draw:style-name="gr81" draw:text-style-name="P39" draw:layer="layout" svg:width="1.29cm" svg:height="0.725cm" svg:x="13.65cm" svg:y="2.854cm">
          <draw:text-box>
            <text:p><text:span text:style-name="T17">N</text:span><text:span text:style-name="T19">+1</text:span></text:p>
          </draw:text-box>
        </draw:frame>
        <draw:custom-shape draw:style-name="gr85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4" draw:text-style-name="P31" draw:layer="layout" svg:width="4.499cm" svg:height="11.999cm" svg:x="7cm" svg:y="3.5cm" svg:viewBox="0 0 4500 12000" draw:points="0,0 4500,4500 4500,12000 0,7500">
          <text:p/>
        </draw:polygon>
        <draw:polygon draw:style-name="gr86" draw:text-style-name="P3" draw:layer="layout" svg:width="1.499cm" svg:height="3.999cm" svg:x="7cm" svg:y="3.5cm" svg:viewBox="0 0 1500 4000" draw:points="0,0 1500,1500 1500,4000 0,2500">
          <text:p/>
        </draw:polygon>
        <draw:polygon draw:style-name="gr86" draw:text-style-name="P3" draw:layer="layout" svg:width="1.499cm" svg:height="3.999cm" svg:x="10cm" svg:y="6.5cm" svg:viewBox="0 0 1500 4000" draw:points="0,0 1500,1500 1500,4000 0,2500">
          <text:p/>
        </draw:polygon>
        <draw:polygon draw:style-name="gr86" draw:text-style-name="P3" draw:layer="layout" svg:width="1.499cm" svg:height="3.999cm" svg:x="8.5cm" svg:y="5cm" svg:viewBox="0 0 1500 4000" draw:points="0,0 1500,1500 1500,4000 0,2500">
          <text:p/>
        </draw:polygon>
        <draw:polygon draw:style-name="gr86" draw:text-style-name="P3" draw:layer="layout" svg:width="1.499cm" svg:height="3.999cm" svg:x="7cm" svg:y="6cm" svg:viewBox="0 0 1500 4000" draw:points="0,0 1500,1500 1500,4000 0,2500">
          <text:p/>
        </draw:polygon>
        <draw:polygon draw:style-name="gr86" draw:text-style-name="P3" draw:layer="layout" svg:width="1.499cm" svg:height="3.999cm" svg:x="10cm" svg:y="9cm" svg:viewBox="0 0 1500 4000" draw:points="0,0 1500,1500 1500,4000 0,2500">
          <text:p/>
        </draw:polygon>
        <draw:polygon draw:style-name="gr55" draw:text-style-name="P32" draw:layer="layout" svg:width="1.499cm" svg:height="3.999cm" svg:x="8.5cm" svg:y="7.5cm" svg:viewBox="0 0 1500 4000" draw:points="0,0 1500,1500 1500,4000 0,2500">
          <text:p/>
        </draw:polygon>
        <draw:polygon draw:style-name="gr86" draw:text-style-name="P3" draw:layer="layout" svg:width="1.499cm" svg:height="3.999cm" svg:x="7cm" svg:y="8.5cm" svg:viewBox="0 0 1500 4000" draw:points="0,0 1500,1500 1500,4000 0,2500">
          <text:p/>
        </draw:polygon>
        <draw:polygon draw:style-name="gr86" draw:text-style-name="P3" draw:layer="layout" svg:width="1.499cm" svg:height="3.999cm" svg:x="10cm" svg:y="11.5cm" svg:viewBox="0 0 1500 4000" draw:points="0,0 1500,1500 1500,4000 0,2500">
          <text:p/>
        </draw:polygon>
        <draw:polygon draw:style-name="gr86" draw:text-style-name="P3" draw:layer="layout" svg:width="1.499cm" svg:height="3.999cm" svg:x="8.5cm" svg:y="10cm" svg:viewBox="0 0 1500 4000" draw:points="0,0 1500,1500 1500,4000 0,2500">
          <text:p/>
        </draw:polygon>
        <draw:polygon draw:style-name="gr87" draw:text-style-name="P3" draw:layer="layout" svg:width="1.999cm" svg:height="4.999cm" svg:x="8.25cm" svg:y="7cm" svg:viewBox="0 0 2000 5000" draw:points="0,0 2000,2000 2000,5000 0,3000">
          <text:p/>
        </draw:polygon>
        <draw:polygon draw:style-name="gr87" draw:text-style-name="P3" draw:layer="layout" svg:width="1.999cm" svg:height="5.499cm" svg:x="4.5cm" svg:y="6.75cm" svg:viewBox="0 0 2000 5500" draw:points="0,0 2000,2000 2000,5500 0,3500">
          <text:p/>
        </draw:polygon>
        <draw:polygon draw:style-name="gr87" draw:text-style-name="P3" draw:layer="layout" svg:width="4.999cm" svg:height="13.499cm" svg:x="6.75cm" svg:y="2.75cm" svg:viewBox="0 0 5000 13500" draw:points="0,0 5000,5000 5000,13500 0,8500">
          <text:p/>
        </draw:polygon>
        <draw:frame draw:style-name="gr22" draw:text-style-name="P30" draw:layer="layout" svg:width="1.806cm" svg:height="0.645cm" svg:x="4.544cm" svg:y="4.4cm">
          <draw:text-box>
            <text:p><text:span text:style-name="T15">BLKDIM</text:span></text:p>
          </draw:text-box>
        </draw:frame>
        <draw:custom-shape draw:style-name="gr88" draw:text-style-name="P3" draw:layer="layout" svg:width="0.25cm" svg:height="3.5cm" svg:x="4cm" svg:y="6.7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9" draw:text-style-name="P30" draw:layer="layout" svg:width="2.5cm" svg:height="0.645cm" svg:x="1.7cm" svg:y="8.205cm">
          <draw:text-box>
            <text:p><text:span text:style-name="T15">BLKDIM + 2</text:span></text:p>
          </draw:text-box>
        </draw:frame>
        <draw:polygon draw:style-name="gr55" draw:text-style-name="P32" draw:layer="layout" svg:width="0.249cm" svg:height="0.749cm" svg:x="8.75cm" svg:y="8.25cm" svg:viewBox="0 0 250 750" draw:points="0,0 250,250 250,750 0,500">
          <text:p/>
        </draw:polygon>
        <draw:line draw:style-name="gr90" draw:text-style-name="P3" draw:layer="layout" svg:x1="8.85cm" svg:y1="8.6cm" svg:x2="5.1cm" svg:y2="8.6cm">
          <text:p/>
        </draw:line>
        <draw:polygon draw:style-name="gr55" draw:text-style-name="P32" draw:layer="layout" svg:width="1.499cm" svg:height="3.999cm" svg:x="4.75cm" svg:y="7.5cm" svg:viewBox="0 0 1500 4000" draw:points="0,0 1500,1500 1500,4000 0,2500">
          <text:p/>
        </draw:polygon>
        <draw:polygon draw:style-name="gr55" draw:text-style-name="P32" draw:layer="layout" svg:width="0.249cm" svg:height="0.749cm" svg:x="5cm" svg:y="8.25cm" svg:viewBox="0 0 250 750" draw:points="0,0 250,250 250,750 0,500">
          <text:p/>
        </draw:polygon>
        <draw:custom-shape draw:style-name="gr91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92" draw:text-style-name="P46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7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9" draw:text-style-name="P9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0" draw:layer="layout" svg:x1="9.4cm" svg:y1="3cm" svg:x2="9.4cm" svg:y2="3.5cm">
          <text:p/>
        </draw:line>
        <draw:custom-shape draw:style-name="gr17" draw:text-style-name="P11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20" draw:text-style-name="P9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1" draw:text-style-name="P13" draw:layer="layout" svg:x1="4.724cm" svg:y1="8.75cm" svg:x2="6.224cm" svg:y2="8.75cm">
          <text:p/>
        </draw:line>
        <draw:line draw:style-name="gr21" draw:text-style-name="P13" draw:layer="layout" svg:x1="4.224cm" svg:y1="8.25cm" svg:x2="4.224cm" svg:y2="6.75cm">
          <text:p/>
        </draw:line>
        <draw:frame draw:style-name="gr22" draw:text-style-name="P9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2" draw:text-style-name="P9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3" draw:text-style-name="P14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4" draw:text-style-name="P10" draw:layer="layout" svg:x1="10.074cm" svg:y1="4.4cm" svg:x2="7.974cm" svg:y2="5cm">
          <text:p/>
        </draw:line>
        <draw:frame draw:style-name="gr20" draw:text-style-name="P9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96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8T11:38:46.705168899</dc:date>
    <dc:creator>Moreno Marzolla</dc:creator>
    <meta:editing-duration>PT6H21M16S</meta:editing-duration>
    <meta:editing-cycles>77</meta:editing-cycles>
    <meta:generator>LibreOffice/6.4.7.2$Linux_X86_64 LibreOffice_project/40$Build-2</meta:generator>
    <meta:document-statistic meta:object-count="579"/>
  </office:meta>
</office:document-meta>
</file>